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308" officeooo:paragraph-rsid="000fd308"/>
    </style:style>
    <style:style style:name="P2" style:family="paragraph" style:parent-style-name="Standard">
      <style:text-properties officeooo:rsid="0010ae77" officeooo:paragraph-rsid="0010ae77"/>
    </style:style>
    <style:style style:name="P3" style:family="paragraph" style:parent-style-name="Standard">
      <style:text-properties officeooo:rsid="001198dd" officeooo:paragraph-rsid="001198dd"/>
    </style:style>
    <style:style style:name="P4" style:family="paragraph" style:parent-style-name="Standard">
      <style:text-properties officeooo:rsid="001198dd" officeooo:paragraph-rsid="001198dd"/>
    </style:style>
    <style:style style:name="P5" style:family="paragraph" style:parent-style-name="Standard">
      <style:text-properties officeooo:rsid="0011c534" officeooo:paragraph-rsid="0011c534"/>
    </style:style>
    <style:style style:name="P6" style:family="paragraph" style:parent-style-name="Standard">
      <style:text-properties officeooo:rsid="0010ae77" officeooo:paragraph-rsid="0010ae77"/>
    </style:style>
    <style:style style:name="P7" style:family="paragraph" style:parent-style-name="Standard">
      <style:text-properties officeooo:rsid="0010ae77" officeooo:paragraph-rsid="00128441"/>
    </style:style>
    <style:style style:name="P8" style:family="paragraph" style:parent-style-name="Standard">
      <style:text-properties officeooo:paragraph-rsid="00128441"/>
    </style:style>
    <style:style style:name="P9" style:family="paragraph" style:parent-style-name="Standard">
      <style:text-properties officeooo:rsid="00135aab" officeooo:paragraph-rsid="00135aab"/>
    </style:style>
    <style:style style:name="P10" style:family="paragraph" style:parent-style-name="Standard">
      <style:text-properties officeooo:rsid="00152990" officeooo:paragraph-rsid="00152990"/>
    </style:style>
    <style:style style:name="P11" style:family="paragraph" style:parent-style-name="Standard">
      <style:text-properties officeooo:rsid="000fd308" officeooo:paragraph-rsid="000fd308"/>
    </style:style>
    <style:style style:name="P12" style:family="paragraph" style:parent-style-name="Standard">
      <style:text-properties officeooo:rsid="000fd308" officeooo:paragraph-rsid="0016c5a5"/>
    </style:style>
    <style:style style:name="T1" style:family="text">
      <style:text-properties officeooo:rsid="0011c534"/>
    </style:style>
    <style:style style:name="T2" style:family="text">
      <style:text-properties officeooo:rsid="00128441"/>
    </style:style>
    <style:style style:name="T3" style:family="text">
      <style:text-properties officeooo:rsid="0016c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s 158</text:p>
      <text:p text:style-name="P1"/>
      <text:p text:style-name="P1"/>
      <text:p text:style-name="P2">Current Events</text:p>
      <text:p text:style-name="P1"/>
      <text:p text:style-name="P2">&lt;a href="https://southerncrossreview.org/158/https://southerncrossreview.org/158/dreyfus-election.html"&gt; Tru<text:span text:style-name="T1">m</text:span>p or Biden on Israel &lt;/a&gt; by Bob Dreyfuss</text:p>
      <text:p text:style-name="P2"/>
      <text:p text:style-name="P8"><text:span text:style-name="T2">&lt;a href="https://southerncrossreview.org/158/MOC-tom-dispatch.html"&gt; The Military-Industrial Complex Is Killing Us All&lt;/a&gt; by </text:span><text:bookmark text:name="line1"/>David Vine<text:span text:style-name="T2"> </text:span>and Theresa (Isa) Arriola</text:p>
      <text:p text:style-name="P7"/>
      <text:p text:style-name="P3">Social Science</text:p>
      <text:p text:style-name="P3"/>
      <text:p text:style-name="P3">&lt;a href="https://southerncrossreview.org/158/favela-children-12.html"&gt; Favela Children - Chapter 12&lt;/a&gt; by Ute Craemer </text:p>
      <text:p text:style-name="P3"/>
      <text:p text:style-name="P5">Memoir</text:p>
      <text:p text:style-name="P3"/>
      <text:p text:style-name="P3"><text:span text:style-name="T1">&lt;a href="</text:span>https://southerncrossreview.org/158/exiles-end-1.html<text:span text:style-name="T1">"&gt; Exile's End - Episode One&lt;/a&gt;</text:span><text:span text:style-name="T3"> by Frank Thomas Smith</text:span></text:p>
      <text:p text:style-name="P3"/>
      <text:p text:style-name="P10">&lt;a href="https://southerncrossreview.org/158/frank-always-right.html"&gt; Frank Is Always Right&lt;/a&gt; by Hernán Melana</text:p>
      <text:p text:style-name="P3"/>
      <text:p text:style-name="P9">Anthroposophy</text:p>
      <text:p text:style-name="P9"/>
      <text:p text:style-name="P9">&lt;a href="https://southerncrossreview.org/158/guidelines-29-37-plus.html"&gt; Anthroposophical Guideleines - Numbers 29 - 37 plus by Rudolf Steiner</text:p>
      <text:p text:style-name="P9"/>
      <text:p text:style-name="P10">True Tales (kind of)</text:p>
      <text:p text:style-name="P10"/>
      <text:p text:style-name="P10">&lt;a href="https://southerncrossreview.org/158/fts-fuming-salamander.html"&gt; The Fuming Salamander&lt;/a&gt; by Frank Thomas Smith</text:p>
      <text:p text:style-name="P10"/>
      <text:p text:style-name="P12">Children's Corner</text:p>
      <text:p text:style-name="P12"/>
      <text:p text:style-name="P12">&lt;a href="https://southerncrossreview.org/158/ The Magic Mound &lt;/a&gt;Chapters 14 &amp; 15 by Frank Thomas Smith</text:p>
      <text:p text:style-name="P12"/>
      <text:p text:style-name="P10">&lt;a href="https://southerncrossreview.org/158/letters158.html"&gt; Letters To the Editor&lt;/a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16:20:08.194000000</meta:creation-date>
    <dc:date>2024-07-07T12:20:25.079000000</dc:date>
    <meta:editing-duration>PT32M39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112" meta:character-count="1212" meta:non-whitespace-character-count="1115"/>
  </office:meta>
</office:document-meta>
</file>